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307cm"/>
    </style:style>
    <style:style style:name="Table1.B" style:family="table-column">
      <style:table-column-properties style:column-width="14.288cm"/>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8.601cm" table:align="center"/>
    </style:style>
    <style:style style:name="Table7.A" style:family="table-column">
      <style:table-column-properties style:column-width="8.601cm"/>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 style:family="table">
      <style:table-properties style:width="17.595cm" fo:margin-left="0cm" table:align="left"/>
    </style:style>
    <style:style style:name="Table8.A" style:family="table-column">
      <style:table-column-properties style:column-width="2.196cm"/>
    </style:style>
    <style:style style:name="Table8.B" style:family="table-column">
      <style:table-column-properties style:column-width="15.399cm"/>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4.895cm"/>
    </style:style>
    <style:style style:name="Table2.B" style:family="table-column">
      <style:table-column-properties style:column-width="12.7cm"/>
    </style:style>
    <style:style style:name="Table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rsid="000fbe41" officeooo:paragraph-rsid="000fbe41"/>
    </style:style>
    <style:style style:name="P2" style:family="paragraph" style:parent-style-name="Standard">
      <style:text-properties officeooo:rsid="000f9c17" officeooo:paragraph-rsid="000f9c17"/>
    </style:style>
    <style:style style:name="P3" style:family="paragraph" style:parent-style-name="Standard">
      <style:paragraph-properties fo:text-align="center" style:justify-single-word="false"/>
    </style:style>
    <style:style style:name="P4" style:family="paragraph" style:parent-style-name="Standard">
      <style:text-properties style:text-underline-style="solid" style:text-underline-width="auto" style:text-underline-color="font-color" fo:font-weight="bold" officeooo:rsid="004f250e" officeooo:paragraph-rsid="004f250e" style:font-weight-asian="bold" style:font-weight-complex="bold"/>
    </style:style>
    <style:style style:name="P5" style:family="paragraph" style:parent-style-name="Standard">
      <style:text-properties fo:font-style="normal" style:text-underline-style="none" fo:font-weight="normal" officeooo:rsid="00651d24" officeooo:paragraph-rsid="00651d24"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65325f" officeooo:paragraph-rsid="0065325f"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6578e9" officeooo:paragraph-rsid="006578e9"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658d91" officeooo:paragraph-rsid="00658d91"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667291" officeooo:paragraph-rsid="00667291" style:font-style-asian="normal" style:font-weight-asian="normal" style:font-style-complex="normal" style:font-weight-complex="normal"/>
    </style:style>
    <style:style style:name="P10" style:family="paragraph" style:parent-style-name="Standard">
      <style:text-properties fo:font-style="normal" style:text-underline-style="solid" style:text-underline-width="auto" style:text-underline-color="font-color" fo:font-weight="bold" officeooo:rsid="0012f2f5" officeooo:paragraph-rsid="0012f2f5" style:font-style-asian="normal" style:font-weight-asian="bold" style:font-style-complex="normal" style:font-weight-complex="bold"/>
    </style:style>
    <style:style style:name="P11" style:family="paragraph" style:parent-style-name="Standard">
      <style:text-properties fo:font-style="normal" style:text-underline-style="solid" style:text-underline-width="auto" style:text-underline-color="font-color" fo:font-weight="normal" officeooo:rsid="00651d24" officeooo:paragraph-rsid="00651d24" style:font-style-asian="normal" style:font-weight-asian="normal" style:font-style-complex="normal" style:font-weight-complex="normal"/>
    </style:style>
    <style:style style:name="P12" style:family="paragraph" style:parent-style-name="Standard">
      <style:text-properties fo:font-style="normal" style:text-underline-style="solid" style:text-underline-width="auto" style:text-underline-color="font-color" fo:font-weight="normal" officeooo:rsid="0065325f" officeooo:paragraph-rsid="0065325f" style:font-style-asian="normal" style:font-weight-asian="normal" style:font-style-complex="normal" style:font-weight-complex="normal"/>
    </style:style>
    <style:style style:name="P13" style:family="paragraph" style:parent-style-name="Standard">
      <style:text-properties fo:font-style="normal" style:text-underline-style="solid" style:text-underline-width="auto" style:text-underline-color="font-color" fo:font-weight="normal" officeooo:rsid="00658d91" officeooo:paragraph-rsid="00658d91" style:font-style-asian="normal" style:font-weight-asian="normal" style:font-style-complex="normal" style:font-weight-complex="normal"/>
    </style:style>
    <style:style style:name="P14" style:family="paragraph" style:parent-style-name="Standard">
      <style:text-properties fo:font-style="normal" style:text-underline-style="solid" style:text-underline-width="auto" style:text-underline-color="font-color" fo:font-weight="normal" officeooo:rsid="00667291" officeooo:paragraph-rsid="00667291" style:font-style-asian="normal" style:font-weight-asian="normal" style:font-style-complex="normal" style:font-weight-complex="normal"/>
    </style:style>
    <style:style style:name="P15" style:family="paragraph" style:parent-style-name="Standard">
      <style:text-properties officeooo:rsid="004e677a" officeooo:paragraph-rsid="004e677a"/>
    </style:style>
    <style:style style:name="P16" style:family="paragraph" style:parent-style-name="Standard">
      <style:text-properties officeooo:rsid="004f250e" officeooo:paragraph-rsid="004f250e"/>
    </style:style>
    <style:style style:name="P17" style:family="paragraph" style:parent-style-name="Standard">
      <style:paragraph-properties fo:text-align="center" style:justify-single-word="false"/>
      <style:text-properties fo:font-style="italic" style:text-underline-style="none" fo:font-weight="normal" officeooo:rsid="00651d24" officeooo:paragraph-rsid="00651d24" style:font-style-asian="italic" style:font-weight-asian="normal" style:font-style-complex="italic" style:font-weight-complex="normal"/>
    </style:style>
    <style:style style:name="P18" style:family="paragraph" style:parent-style-name="Standard">
      <style:text-properties fo:font-style="italic" style:text-underline-style="none" fo:font-weight="normal" officeooo:rsid="00658d91" officeooo:paragraph-rsid="00658d91"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fo:font-style="italic" style:text-underline-style="none" fo:font-weight="normal" officeooo:rsid="00658d91" officeooo:paragraph-rsid="00658d91"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style:text-underline-style="none" fo:font-weight="normal" officeooo:rsid="00667291" officeooo:paragraph-rsid="00667291" style:font-style-asian="italic" style:font-weight-asian="normal" style:font-style-complex="italic" style:font-weight-complex="normal"/>
    </style:style>
    <style:style style:name="P21" style:family="paragraph" style:parent-style-name="Standard">
      <style:paragraph-properties fo:break-before="page"/>
      <style:text-properties fo:font-style="normal" style:text-underline-style="solid" style:text-underline-width="auto" style:text-underline-color="font-color" fo:font-weight="normal" officeooo:rsid="0065325f" officeooo:paragraph-rsid="0065325f" style:font-style-asian="normal" style:font-weight-asian="normal" style:font-style-complex="normal" style:font-weight-complex="normal"/>
    </style:style>
    <style:style style:name="P22" style:family="paragraph" style:parent-style-name="Standard">
      <style:paragraph-properties fo:break-before="page"/>
      <style:text-properties style:text-underline-style="solid" style:text-underline-width="auto" style:text-underline-color="font-color" fo:font-weight="bold" officeooo:rsid="004e677a" officeooo:paragraph-rsid="004e677a" style:font-weight-asian="bold" style:font-weight-complex="bold"/>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style="italic" style:font-style-asian="italic" style:font-style-complex="italic"/>
    </style:style>
    <style:style style:name="P27" style:family="paragraph" style:parent-style-name="Table_20_Contents">
      <style:text-properties officeooo:rsid="00667291" officeooo:paragraph-rsid="00667291"/>
    </style:style>
    <style:style style:name="P28" style:family="paragraph" style:parent-style-name="Table_20_Contents">
      <style:text-properties officeooo:rsid="006d31ce" officeooo:paragraph-rsid="006d31ce"/>
    </style:style>
    <style:style style:name="P29" style:family="paragraph" style:parent-style-name="Table_20_Contents">
      <style:paragraph-properties fo:text-align="center" style:justify-single-word="false"/>
      <style:text-properties officeooo:rsid="006d31ce" officeooo:paragraph-rsid="006d31ce"/>
    </style:style>
    <style:style style:name="P30" style:family="paragraph" style:parent-style-name="Title">
      <style:text-properties style:font-name="Ubuntu1" fo:font-size="28pt" fo:font-weight="bold" officeooo:rsid="00651d24" officeooo:paragraph-rsid="00651d24" style:font-name-asian="Droid Sans Fallback" style:font-size-asian="28pt" style:font-weight-asian="bold" style:font-name-complex="Droid Sans Devanagari" style:font-size-complex="28pt" style:font-weight-complex="bold"/>
    </style:style>
    <style:style style:name="P31" style:family="paragraph" style:parent-style-name="Standard">
      <style:text-properties officeooo:rsid="004e677a" officeooo:paragraph-rsid="004e677a"/>
    </style:style>
    <style:style style:name="P32" style:family="paragraph" style:parent-style-name="Standard">
      <style:text-properties style:text-underline-style="solid" style:text-underline-width="auto" style:text-underline-color="font-color" fo:font-weight="bold" officeooo:rsid="0071f21f" officeooo:paragraph-rsid="0071f21f" style:font-weight-asian="bold" style:font-weight-complex="bold"/>
    </style:style>
    <style:style style:name="P33" style:family="paragraph" style:parent-style-name="Standard">
      <style:text-properties style:text-underline-style="none" fo:font-weight="normal" officeooo:rsid="0071f21f" officeooo:paragraph-rsid="0071f21f" style:font-weight-asian="normal" style:font-weight-complex="normal"/>
    </style:style>
    <style:style style:name="P34" style:family="paragraph" style:parent-style-name="Standard">
      <style:text-properties style:text-underline-style="none" fo:font-weight="normal" officeooo:rsid="0073ddc9" officeooo:paragraph-rsid="0073ddc9" style:font-weight-asian="normal" style:font-weight-complex="normal"/>
    </style:style>
    <style:style style:name="P35" style:family="paragraph" style:parent-style-name="Standard">
      <style:paragraph-properties fo:break-before="page"/>
      <style:text-properties style:text-underline-style="solid" style:text-underline-width="auto" style:text-underline-color="font-color" fo:font-weight="bold" officeooo:rsid="0071f21f" officeooo:paragraph-rsid="0071f21f" style:font-weight-asian="bold" style:font-weight-complex="bold"/>
    </style:style>
    <style:style style:name="P36" style:family="paragraph" style:parent-style-name="Table_20_Contents">
      <style:paragraph-properties fo:text-align="center" style:justify-single-word="false"/>
    </style:style>
    <style:style style:name="T1" style:family="text">
      <style:text-properties officeooo:rsid="005115d3"/>
    </style:style>
    <style:style style:name="T2" style:family="text">
      <style:text-properties officeooo:rsid="006578e9"/>
    </style:style>
    <style:style style:name="T3" style:family="text">
      <style:text-properties officeooo:rsid="00667291"/>
    </style:style>
    <style:style style:name="T4" style:family="text">
      <style:text-properties officeooo:rsid="0067bd74"/>
    </style:style>
    <style:style style:name="T5" style:family="text">
      <style:text-properties officeooo:rsid="006bbc8d"/>
    </style:style>
    <style:style style:name="T6" style:family="text">
      <style:text-properties officeooo:rsid="006d31ce"/>
    </style:style>
    <style:style style:name="T7" style:family="text">
      <style:text-properties officeooo:rsid="006f0c6e"/>
    </style:style>
    <style:style style:name="T8" style:family="text">
      <style:text-properties officeooo:rsid="0070edf2"/>
    </style:style>
    <style:style style:name="T9" style:family="text">
      <style:text-properties officeooo:rsid="00723b18"/>
    </style:style>
    <style:style style:name="T10" style:family="text">
      <style:text-properties officeooo:rsid="0073dd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PL/65</text:p>
      <text:p text:style-name="P3">Written by Paul Robson November 2019</text:p>
      <text:p text:style-name="P2"/>
      <text:p text:style-name="P5">RPL/65 is a language which is close to FORTH, but is interpreted like BASIC. It has a built in assembler for the pieces of code that need to be fast.</text:p>
      <text:p text:style-name="P5"/>
      <text:p text:style-name="P5">The language is typeless, everything is 16 bit integers. </text:p>
      <text:p text:style-name="P5"/>
      <text:p text:style-name="P5">Most language elements, like FORTH, are simple words that operate on a stack. Many of them are the same as FORTH. However, there are several words that do not fit this pattern.</text:p>
      <text:p text:style-name="P5"/>
      <text:p text:style-name="P11">Constants</text:p>
      <text:p text:style-name="P11"/>
      <text:p text:style-name="P5">There are three types of constants. Decimal constants (0-65535), Hexadecimal constants, which are prefixed with a “$”, and string constants, which are surrounded by double quotes :</text:p>
      <text:p text:style-name="P5"/>
      <text:p text:style-name="P17">42 <text:tab/>$2A <text:tab/>“Hello, world!”</text:p>
      <text:p text:style-name="P5"/>
      <text:p text:style-name="P11">Comments</text:p>
      <text:p text:style-name="P11"/>
      <text:p text:style-name="P5">Comments are like strings, except they are in single quotes</text:p>
      <text:p text:style-name="P5"/>
      <text:p text:style-name="P17">‘This is a comment’</text:p>
      <text:p text:style-name="P5"/>
      <text:p text:style-name="P11">Definitions</text:p>
      <text:p text:style-name="P5"/>
      <text:p text:style-name="P5">Definition words begin with a colon, and continue to the next whitespace e.g. </text:p>
      <text:p text:style-name="P5"><text:tab/></text:p>
      <text:p text:style-name="P17">:print.word</text:p>
      <text:p text:style-name="P5"/>
      <text:p text:style-name="P5"/>
      <text:p text:style-name="P5"/>
      <text:p text:style-name="P21">Variable Access/Store</text:p>
      <text:p text:style-name="P12"/>
      <text:p text:style-name="P6">Variable access and store is completely different. Memory can still be written or read, as per <text:span text:style-name="T2">FORTH with words like ! and @. <text:s/>Variables work differently.</text:span></text:p>
      <text:p text:style-name="P6"/>
      <text:p text:style-name="P7">Firstly, there are 26 variables A-Z. These are permanent and fixed in memory, and not erased at the start of the program.</text:p>
      <text:p text:style-name="P6"/>
      <text:p text:style-name="P8">Variables have two forms, read and write. They are identical save write is prefixed with ^ (so a reads A to TOS, and ^a writes TOS to a). They can be postfixed either with [c] where c is a constant from 0-63, or with [] which indexes using the top of the stack. (so the two examples below array[4] and 4 array[] have the same effect).</text:p>
      <text:p text:style-name="P8"/>
      <text:p text:style-name="P19">count <text:tab/>^ab<text:tab/>test.name<text:tab/>array[4] <text:tab/>4 array[]</text:p>
      <text:p text:style-name="P18"/>
      <text:p text:style-name="P13">Syntax Analysis</text:p>
      <text:p text:style-name="P13"/>
      <text:p text:style-name="P8">Syntax analysis is done by <text:span text:style-name="T5">checking for constants, comments, and definitions, then tokens, then looking for an identifier. So identifiers cannot begin with keywords.</text:span></text:p>
      <text:p text:style-name="P8"/>
      <text:p text:style-name="P13">Listing</text:p>
      <text:p text:style-name="P13"/>
      <text:p text:style-name="P8">Elements are seperated by spaces printed after, except ^ and [ are not followed by spaces. Also, if the next token is either [ or ], space prefixes are not included.</text:p>
      <text:p text:style-name="P6"/>
      <text:p text:style-name="P12"/>
      <text:p text:style-name="P21">Tokens</text:p>
      <text:p text:style-name="P12"/>
      <table:table table:name="Table1" table:style-name="Table1">
        <table:table-column table:style-name="Table1.A"/>
        <table:table-column table:style-name="Table1.B"/>
        <table:table-row>
          <table:table-cell table:style-name="Table1.A1" office:value-type="string">
            <text:p text:style-name="P24">Codes</text:p>
          </table:table-cell>
          <table:table-cell table:style-name="Table1.B1" office:value-type="string">
            <text:p text:style-name="P23">Meaning</text:p>
          </table:table-cell>
        </table:table-row>
        <table:table-row>
          <table:table-cell table:style-name="Table1.A2" office:value-type="string">
            <text:p text:style-name="P25">00 <text:span text:style-name="T7">(%eol)</text:span></text:p>
          </table:table-cell>
          <table:table-cell table:style-name="Table1.B2" office:value-type="string">
            <text:p text:style-name="Table_20_Contents">End of Line</text:p>
          </table:table-cell>
        </table:table-row>
        <table:table-row>
          <table:table-cell table:style-name="Table1.A2" office:value-type="string">
            <text:p text:style-name="P29">01-7F</text:p>
          </table:table-cell>
          <table:table-cell table:style-name="Table1.B3" office:value-type="string">
            <text:p text:style-name="P28">Tokens</text:p>
          </table:table-cell>
        </table:table-row>
        <table:table-row>
          <table:table-cell table:style-name="Table1.A2" office:value-type="string">
            <text:p text:style-name="P25">%<text:span text:style-name="T6">const</text:span></text:p>
          </table:table-cell>
          <table:table-cell table:style-name="Table1.B4" office:value-type="string">
            <text:p text:style-name="P28">Long constant ll hh </text:p>
          </table:table-cell>
        </table:table-row>
        <table:table-row>
          <table:table-cell table:style-name="Table1.A2" office:value-type="string">
            <text:p text:style-name="P25">%<text:span text:style-name="T6">call</text:span></text:p>
          </table:table-cell>
          <table:table-cell table:style-name="Table1.B5" office:value-type="string">
            <text:p text:style-name="P28">Call to line ll hh</text:p>
          </table:table-cell>
        </table:table-row>
        <table:table-row>
          <table:table-cell table:style-name="Table1.A2" office:value-type="string">
            <text:p text:style-name="P25">%<text:span text:style-name="T6">comment</text:span></text:p>
          </table:table-cell>
          <table:table-cell table:style-name="Table1.B8" office:value-type="string">
            <text:p text:style-name="P28">Comment ss &lt;text&gt; where ss is length of text</text:p>
          </table:table-cell>
        </table:table-row>
        <table:table-row>
          <table:table-cell table:style-name="Table1.A2" office:value-type="string">
            <text:p text:style-name="P25">%<text:span text:style-name="T6">qstring</text:span></text:p>
          </table:table-cell>
          <table:table-cell table:style-name="Table1.B8" office:value-type="string">
            <text:p text:style-name="P28">Quoted string ss &lt;text&gt; where ss is length of text</text:p>
          </table:table-cell>
        </table:table-row>
        <table:table-row>
          <table:table-cell table:style-name="Table1.A2" office:value-type="string">
            <text:p text:style-name="P25">%<text:span text:style-name="T6">define</text:span></text:p>
          </table:table-cell>
          <table:table-cell table:style-name="Table1.B8" office:value-type="string">
            <text:p text:style-name="P28">Word definition, same format but use identifier characters.</text:p>
          </table:table-cell>
        </table:table-row>
        <table:table-row>
          <table:table-cell table:style-name="Table1.A2" office:value-type="string">
            <text:p text:style-name="P29">80-BF</text:p>
          </table:table-cell>
          <table:table-cell table:style-name="Table1.B10" office:value-type="string">
            <text:p text:style-name="P28">Constants 00-3F</text:p>
          </table:table-cell>
        </table:table-row>
        <table:table-row>
          <table:table-cell table:style-name="Table1.A2" office:value-type="string">
            <text:p text:style-name="P25"><text:span text:style-name="T6">C</text:span>0-<text:span text:style-name="T6">D</text:span>F</text:p>
          </table:table-cell>
          <table:table-cell table:style-name="Table1.B10" office:value-type="string">
            <text:p text:style-name="P28">Identifier characters (A = $C<text:span text:style-name="T8">1</text:span>.. Z = $D<text:span text:style-name="T8">A</text:span>,. = $D<text:span text:style-name="T8">B</text:span>) for body</text:p>
          </table:table-cell>
        </table:table-row>
        <table:table-row>
          <table:table-cell table:style-name="Table1.A2" office:value-type="string">
            <text:p text:style-name="P25"><text:span text:style-name="T6">E</text:span>0-FF</text:p>
          </table:table-cell>
          <table:table-cell table:style-name="Table1.B11" office:value-type="string">
            <text:p text:style-name="P28">Identifier characters (A = $E<text:span text:style-name="T8">1</text:span>.. Z = $F<text:span text:style-name="T8">A</text:span>,. = $F<text:span text:style-name="T8">B</text:span>) marking end</text:p>
          </table:table-cell>
        </table:table-row>
      </table:table>
      <text:p text:style-name="P6"/>
      <text:p text:style-name="P14">Program Storage</text:p>
      <text:p text:style-name="P14"/>
      <text:p text:style-name="P9">Program storage is the </text:p>
      <text:p text:style-name="P9"/>
      <text:p text:style-name="P20">&lt;offset&gt; &lt;lsb line#&gt; &lt;msb line#&gt; &lt;code&gt; &lt;0&gt; format</text:p>
      <text:p text:style-name="P9"/>
      <text:p text:style-name="P9">with a zero offset indicating the end of the line.</text:p>
      <text:p text:style-name="P9"/>
      <text:p text:style-name="P5"/>
      <text:p text:style-name="P10"/>
      <text:p text:style-name="P22">Memory Usage</text:p>
      <text:p text:style-name="P15"/>
      <text:p text:style-name="P15">Memory usage is set up as follows :-</text:p>
      <text:p text:style-name="P15"/>
      <table:table table:name="Table7" table:style-name="Table7">
        <table:table-column table:style-name="Table7.A"/>
        <table:table-row>
          <table:table-cell table:style-name="Table7.A1" office:value-type="string">
            <text:p text:style-name="P25"><text:span text:style-name="T1">Fast </text:span>Variables and Hash Tables</text:p>
          </table:table-cell>
        </table:table-row>
        <table:table-row>
          <table:table-cell table:style-name="Table7.A2" office:value-type="string">
            <text:p text:style-name="P25">Tokenised Program Code</text:p>
          </table:table-cell>
        </table:table-row>
        <table:table-row>
          <table:table-cell table:style-name="Table7.A2" office:value-type="string">
            <text:p text:style-name="P25"><text:span text:style-name="T3">Line Number</text:span> Cache/<text:span text:style-name="T3">Index</text:span></text:p>
          </table:table-cell>
        </table:table-row>
        <table:table-row>
          <table:table-cell table:style-name="Table7.A2" office:value-type="string">
            <text:p text:style-name="P25"><text:span text:style-name="T1">Slower </text:span>Variables</text:p>
          </table:table-cell>
        </table:table-row>
        <table:table-row>
          <table:table-cell table:style-name="Table7.A2" office:value-type="string">
            <text:p text:style-name="P26">Free Memory</text:p>
          </table:table-cell>
        </table:table-row>
        <table:table-row>
          <table:table-cell table:style-name="Table7.A2" office:value-type="string">
            <text:p text:style-name="P25">Allocatable Memory</text:p>
          </table:table-cell>
        </table:table-row>
      </table:table>
      <text:p text:style-name="P15"/>
      <text:p text:style-name="P15">Allocatable Memory grows down from the top. The procedure cache is created at RUN, at variables grow downwards from the end of that cache.</text:p>
      <text:p text:style-name="P15"/>
      <text:p text:style-name="P4">Variable Memory</text:p>
      <text:p text:style-name="P16"/>
      <text:p text:style-name="P16">Variables <text:span text:style-name="T4">(apart from A-Z) </text:span>are stored in a series of linked lists, the header for each list is held in a hash table. The hash table has 16 entries. The hash <text:span text:style-name="T4">is simply the first character of the variable anded with 15</text:span>. Each entry is allocated as follows.</text:p>
      <text:p text:style-name="P16"/>
      <table:table table:name="Table8" table:style-name="Table8">
        <table:table-column table:style-name="Table8.A"/>
        <table:table-column table:style-name="Table8.B"/>
        <table:table-row>
          <table:table-cell table:style-name="Table8.A1" office:value-type="string">
            <text:p text:style-name="P24">Offset</text:p>
          </table:table-cell>
          <table:table-cell table:style-name="Table8.B1" office:value-type="string">
            <text:p text:style-name="P23">Data</text:p>
          </table:table-cell>
        </table:table-row>
        <table:table-row>
          <table:table-cell table:style-name="Table8.A2" office:value-type="string">
            <text:p text:style-name="P25">+0,+1</text:p>
          </table:table-cell>
          <table:table-cell table:style-name="Table8.B2" office:value-type="string">
            <text:p text:style-name="Table_20_Contents">Link to the next variable – the end of the list – the last variableis indicated by having a link of $0000. </text:p>
          </table:table-cell>
        </table:table-row>
        <table:table-row>
          <table:table-cell table:style-name="Table8.A2" office:value-type="string">
            <text:p text:style-name="P25">+2,+3</text:p>
          </table:table-cell>
          <table:table-cell table:style-name="Table8.B2" office:value-type="string">
            <text:p text:style-name="P27">Pointer to the name of the variable encoded as a token.</text:p>
          </table:table-cell>
        </table:table-row>
        <table:table-row>
          <table:table-cell table:style-name="Table8.A2" office:value-type="string">
            <text:p text:style-name="P25">+4,+5 </text:p>
          </table:table-cell>
          <table:table-cell table:style-name="Table8.B2" office:value-type="string">
            <text:p text:style-name="Table_20_Contents">Value of the variable.</text:p>
          </table:table-cell>
        </table:table-row>
      </table:table>
      <text:p text:style-name="P16"/>
      <text:p text:style-name="P16"/>
      <text:p text:style-name="P15"/>
      <text:p text:style-name="P35">Assembler</text:p>
      <text:p text:style-name="P32"/>
      <text:p text:style-name="P33">Assembler is controlled by the right and left square brackets ; left to start, right to stop,</text:p>
      <text:p text:style-name="P33"/>
      <text:p text:style-name="P33">Once in this mode, <text:s/>unknown variables are subject to a test before they are checked to see if they are variables. They are checked to see if they are an assembler instruction.</text:p>
      <text:p text:style-name="P33"/>
      <text:p text:style-name="P33">These come in several forms :</text:p>
      <text:p text:style-name="P33"/>
      <table:table table:name="Table2" table:style-name="Table2">
        <table:table-column table:style-name="Table2.A"/>
        <table:table-column table:style-name="Table2.B"/>
        <table:table-row>
          <table:table-cell table:style-name="Table2.A1" office:value-type="string">
            <text:p text:style-name="P25">&lt;opcode&gt;</text:p>
          </table:table-cell>
          <table:table-cell table:style-name="Table2.B1" office:value-type="string">
            <text:p text:style-name="Table_20_Contents">No operand is provided. This is either a direct, relative or absolute operation code, depending on the opcode and the size of the operand. The operand is on the top of the stack.</text:p>
          </table:table-cell>
        </table:table-row>
        <table:table-row>
          <table:table-cell table:style-name="Table2.A2" office:value-type="string">
            <text:p text:style-name="P25">&lt;opcode&gt;#</text:p>
          </table:table-cell>
          <table:table-cell table:style-name="Table2.B3" office:value-type="string">
            <text:p text:style-name="Table_20_Contents">This is immediate mode, with the operand on the top of the stack</text:p>
          </table:table-cell>
        </table:table-row>
        <table:table-row>
          <table:table-cell table:style-name="Table2.A2" office:value-type="string">
            <text:p text:style-name="P25">&lt;opcode&gt;.a</text:p>
          </table:table-cell>
          <table:table-cell table:style-name="Table2.B3" office:value-type="string">
            <text:p text:style-name="Table_20_Contents">This is a no operand instruction that takes an ‘A’</text:p>
          </table:table-cell>
        </table:table-row>
        <table:table-row>
          <table:table-cell table:style-name="Table2.A2" office:value-type="string">
            <text:p text:style-name="P25">&lt;opcode&gt;.&lt;mode&gt;</text:p>
          </table:table-cell>
          <table:table-cell table:style-name="Table2.B5" office:value-type="string">
            <text:p text:style-name="Table_20_Contents">This covers the remainder. Modes are x and y (absolute/zero page x depending) ix iy in <text:span text:style-name="T9">(indirect,x) (indirect),y and (indirect), Note that indirect,x and indirect can be applied to jump as well, these are the modes labelled ia and iax. The operand is on the top of the stack</text:span></text:p>
          </table:table-cell>
        </table:table-row>
        <table:table-row>
          <table:table-cell table:style-name="Table2.A2" office:value-type="string">
            <text:p text:style-name="P25">.<text:span text:style-name="T10">&lt;identifier&gt;</text:span></text:p>
          </table:table-cell>
          <table:table-cell table:style-name="Table2.B5" office:value-type="string">
            <text:p text:style-name="Table_20_Contents">Establishes a label.</text:p>
          </table:table-cell>
        </table:table-row>
      </table:table>
      <text:p text:style-name="P33"/>
      <text:p text:style-name="P34">Code is assembled at location P. Labels must exist, so if you want a forward label it will have to either be preassigned or it will use an array element. Alternatively it could be done arithmetically e.g. ”P 2 + <text:s/>beq” <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Ubuntu1" fo:font-family="Ubuntu" style:font-style-name="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fbe41" officeooo:paragraph-rsid="000fbe4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8T18:34:45.737657015</meta:creation-date>
    <meta:generator>LibreOffice/6.3.3.2.0$Linux_X86_64 LibreOffice_project/30$Build-2</meta:generator>
    <dc:date>2019-11-18T16:44:28.979593044</dc:date>
    <meta:editing-duration>PT3H1M19S</meta:editing-duration>
    <meta:editing-cycles>101</meta:editing-cycles>
    <meta:document-statistic meta:table-count="4" meta:image-count="0" meta:object-count="0" meta:page-count="5" meta:paragraph-count="86" meta:word-count="777" meta:character-count="4363" meta:non-whitespace-character-count="3653"/>
  </office:meta>
</office:document-meta>
</file>